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1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GENCE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ACHECO MAZZA, FREDDY JHO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1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ACHECO MAZZA, FREDDY JHO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3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4688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4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5:35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6:5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1T16:17:1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